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ro1" style:family="table-row">
      <style:table-row-properties style:row-height="5.7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 style:data-style-name="N20103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0103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5"/>
        <table:table-column table:style-name="co1" table:visibility="collapse" table:number-columns-repeated="1020" table:default-cell-style-name="ce1"/>
        <table:table-row table:style-name="ro1">
          <table:table-cell office:value-type="string" calcext:value-type="string" table:number-columns-spanned="4" table:number-rows-spanned="1">
            <text:p>Kalkulator Serba Gun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Receh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x</text:p>
          </table:table-cell>
          <table:table-cell table:style-name="ce4"/>
          <table:table-cell table:style-name="ce6" table:formula="of:=[.C3]*[.A3]" office:value-type="float" office:value="0" calcext:value-type="float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x</text:p>
          </table:table-cell>
          <table:table-cell table:style-name="ce4"/>
          <table:table-cell table:style-name="ce6" table:formula="of:=[.C4]*[.A4]" office:value-type="float" office:value="0" calcext:value-type="float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x</text:p>
          </table:table-cell>
          <table:table-cell table:style-name="ce4"/>
          <table:table-cell table:style-name="ce6" table:formula="of:=[.C5]*[.A5]" office:value-type="float" office:value="0" calcext:value-type="float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x</text:p>
          </table:table-cell>
          <table:table-cell table:style-name="ce4"/>
          <table:table-cell table:style-name="ce6" table:formula="of:=[.C6]*[.A6]" office:value-type="float" office:value="0" calcext:value-type="float">
            <text:p/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mbar</text:p>
          </table:table-cell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6" table:formula="of:=SUM([.D3:.D6])" office:value-type="float" office:value="0" calcext:value-type="float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x</text:p>
          </table:table-cell>
          <table:table-cell table:style-name="ce4"/>
          <table:table-cell table:style-name="ce6" table:formula="of:=[.C8]*[.A8]" office:value-type="float" office:value="0" calcext:value-type="float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x</text:p>
          </table:table-cell>
          <table:table-cell table:style-name="ce4"/>
          <table:table-cell table:style-name="ce6" table:formula="of:=[.C9]*[.A9]" office:value-type="float" office:value="0" calcext:value-type="float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x</text:p>
          </table:table-cell>
          <table:table-cell table:style-name="ce4"/>
          <table:table-cell table:style-name="ce6" table:formula="of:=[.C10]*[.A10]" office:value-type="float" office:value="0" calcext:value-type="float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x</text:p>
          </table:table-cell>
          <table:table-cell table:style-name="ce4"/>
          <table:table-cell table:style-name="ce6" table:formula="of:=[.C11]*[.A11]" office:value-type="float" office:value="0" calcext:value-type="float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string" calcext:value-type="string">
            <text:p>x</text:p>
          </table:table-cell>
          <table:table-cell table:style-name="ce4"/>
          <table:table-cell table:style-name="ce6" table:formula="of:=[.C12]*[.A12]" office:value-type="float" office:value="0" calcext:value-type="float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50000" calcext:value-type="float">
            <text:p>50000</text:p>
          </table:table-cell>
          <table:table-cell table:style-name="ce2" office:value-type="string" calcext:value-type="string">
            <text:p>x</text:p>
          </table:table-cell>
          <table:table-cell table:style-name="ce4"/>
          <table:table-cell table:style-name="ce6" table:formula="of:=[.C13]*[.A13]" office:value-type="float" office:value="0" calcext:value-type="float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2" office:value-type="string" calcext:value-type="string">
            <text:p>x</text:p>
          </table:table-cell>
          <table:table-cell table:style-name="ce4"/>
          <table:table-cell table:style-name="ce6" table:formula="of:=[.C14]*[.A14]" office:value-type="float" office:value="0" calcext:value-type="float">
            <text:p/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Total</text:p>
          </table:table-cell>
          <table:covered-table-cell table:number-columns-repeated="2" table:style-name="ce2"/>
          <table:table-cell table:style-name="ce6" table:formula="of:=SUM([.D8:.D14])" office:value-type="float" office:value="0" calcext:value-type="float">
            <text:p/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Jumlah</text:p>
          </table:table-cell>
          <table:covered-table-cell table:number-columns-repeated="2" table:style-name="ce2"/>
          <table:table-cell table:style-name="ce6" table:formula="of:=[.D15]+[.D7]" office:value-type="float" office:value="0" calcext:value-type="float">
            <text:p/>
          </table:table-cell>
          <table:table-cell table:number-columns-repeated="1020"/>
        </table:table-row>
        <table:table-row table:style-name="ro2" table:visibility="collapse" table:number-rows-repeated="1048559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20103" number:language="id" number:country="ID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2:26:05.144963993</meta:creation-date>
    <dc:date>2015-07-30T12:32:00.975757131</dc:date>
    <meta:editing-duration>PT5M59S</meta:editing-duration>
    <meta:editing-cycles>1</meta:editing-cycles>
    <meta:document-statistic meta:table-count="1" meta:cell-count="42" meta:object-count="0"/>
    <meta:generator>LibreOffice/4.4.2.2$Linux_x86 LibreOffice_project/40m0$Build-2</meta:generator>
  </office:meta>
</office:document-meta>
</file>